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“Oh? That's some clothing you won't ever see
around here.”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/>
          <table:table-cell table:style-name="ce0" office:value-type="string">
            <text:p>Village Head
“Could you perhaps be from the town?”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. We've come here to find an old lady
called “Beth”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/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/>
          <table:table-cell table:style-name="ce0" office:value-type="string">
            <text:p>Village Head
“Hmm, Grandma Beth?”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/>
          <table:table-cell table:style-name="ce0" office:value-type="string">
            <text:p>Village Head
“I believe she's outside playing with some of
the village children.”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/>
          <table:table-cell table:style-name="ce0" office:value-type="string">
            <text:p>Village Head
“She's an energetic, good-spirited old dame,
that Beth. She's popular with the kids, too.”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/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/>
          <table:table-cell table:style-name="ce0" office:value-type="string">
            <text:p>Village Head
“Incidentally, what business do you have with
her?”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/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/>
          <table:table-cell table:style-name="ce0" office:value-type="string">
            <text:p>Village Head
“I see. Indeed, I hear that she used to pretend
to be an adventurer as a youngster.”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/>
          <table:table-cell table:style-name="ce0" office:value-type="string">
            <text:p>Village Head
“I'm sure she does have a map.”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/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/>
          <table:table-cell table:style-name="ce0" office:value-type="string">
            <text:p>Village Head
“If you're looking for Grandma Beth, I'm sure
she'll be outside playing with the youngsters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“I had no choice but to seal off the path, in
order to protect the people of the village.”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“I appreciate that it makes life difficult, but I
can't think of any better alternative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 office:value-type="string">
            <text:p>Village Head
“The people of the village will simply have to
put up with certain inconveniences. That is the
cost of staying saf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